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in"/>
      <style:text-properties fo:color="#b80047" fo:font-size="12pt" fo:font-weight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 style:data-style-name="N37"/>
    <style:style style:name="ce5" style:family="table-cell" style:parent-style-name="Default" style:data-style-name="N106"/>
    <style:style style:name="ce6" style:family="table-cell" style:parent-style-name="Default" style:data-style-name="N2"/>
    <style:style style:name="ce7" style:family="table-cell" style:parent-style-name="Default" style:data-style-name="N107"/>
    <style:style style:name="ce8" style:family="table-cell" style:parent-style-name="Default" style:data-style-name="N37">
      <style:table-cell-properties fo:background-color="#c0c0c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ce3"/>
        <table:table-column table:style-name="co6" table:number-columns-repeated="6" table:default-cell-style-name="Default"/>
        <table:table-row table:style-name="ro1">
          <table:table-cell/>
          <table:table-cell table:style-name="ce2" office:value-type="string" table:number-columns-spanned="8" table:number-rows-spanned="2">
            <text:p>Detector 260</text:p>
          </table:table-cell>
          <table:covered-table-cell table:number-columns-repeated="7" table:style-name="ce3"/>
          <table:table-cell/>
          <table:table-cell table:style-name="ce2" office:value-type="string" table:number-columns-spanned="8" table:number-rows-spanned="2">
            <text:p>Detector 261</text:p>
          </table:table-cell>
          <table:covered-table-cell table:number-columns-repeated="7" table:style-name="ce3"/>
          <table:table-cell/>
          <table:table-cell table:style-name="ce2" office:value-type="string" table:number-columns-spanned="6" table:number-rows-spanned="2">
            <text:p>Station 33</text:p>
          </table:table-cell>
          <table:covered-table-cell table:number-columns-repeated="5"/>
        </table:table-row>
        <table:table-row table:style-name="ro1">
          <table:table-cell office:value-type="string">
            <text:p><text:s/></text:p>
          </table:table-cell>
          <table:covered-table-cell table:number-columns-repeated="8" table:style-name="ce3"/>
          <table:table-cell/>
          <table:covered-table-cell table:number-columns-repeated="3" table:style-name="ce3" office:value-type="string">
            <text:p>D261</text:p>
          </table:covered-table-cell>
          <table:covered-table-cell table:number-columns-repeated="5" table:style-name="ce3" office:value-type="string">
            <text:p>D260</text:p>
          </table:covered-table-cell>
          <table:table-cell/>
          <table:covered-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Field</text:p>
          </table:table-cell>
          <table:table-cell office:value-type="string">
            <text:p>Scans</text:p>
          </table:table-cell>
          <table:table-cell office:value-type="string">
            <text:p>Volume</text:p>
          </table:table-cell>
          <table:table-cell office:value-type="string">
            <text:p>Occupancy</text:p>
          </table:table-cell>
          <table:table-cell office:value-type="string">
            <text:p>Flow</text:p>
          </table:table-cell>
          <table:table-cell office:value-type="string">
            <text:p>Headway</text:p>
          </table:table-cell>
          <table:table-cell office:value-type="string">
            <text:p>Density</text:p>
          </table:table-cell>
          <table:table-cell office:value-type="string">
            <text:p>Speed</text:p>
          </table:table-cell>
          <table:table-cell/>
          <table:table-cell office:value-type="string">
            <text:p>Field</text:p>
          </table:table-cell>
          <table:table-cell office:value-type="string">
            <text:p>Scans</text:p>
          </table:table-cell>
          <table:table-cell office:value-type="string">
            <text:p>Volume</text:p>
          </table:table-cell>
          <table:table-cell office:value-type="string">
            <text:p>Occupancy</text:p>
          </table:table-cell>
          <table:table-cell office:value-type="string">
            <text:p>Flow</text:p>
          </table:table-cell>
          <table:table-cell office:value-type="string">
            <text:p>Headway</text:p>
          </table:table-cell>
          <table:table-cell office:value-type="string">
            <text:p>Density</text:p>
          </table:table-cell>
          <table:table-cell office:value-type="string">
            <text:p>Speed</text:p>
          </table:table-cell>
          <table:table-cell/>
          <table:table-cell office:value-type="string">
            <text:p>Volume</text:p>
          </table:table-cell>
          <table:table-cell office:value-type="string">
            <text:p>Occupancy</text:p>
          </table:table-cell>
          <table:table-cell office:value-type="string">
            <text:p>Flow</text:p>
          </table:table-cell>
          <table:table-cell office:value-type="string">
            <text:p>Headway</text:p>
          </table:table-cell>
          <table:table-cell office:value-type="string">
            <text:p>Density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8" table:style-name="ce4" office:value-type="date" office:date-value="2006-11-06">
            <text:p>11/06/06</text:p>
          </table:table-cell>
          <table:table-cell table:style-name="ce8"/>
          <table:table-cell table:number-columns-repeated="8" table:style-name="ce4" office:value-type="date" office:date-value="2006-11-06">
            <text:p>11/06/06</text:p>
          </table:table-cell>
          <table:table-cell table:style-name="ce8"/>
          <table:table-cell table:number-columns-repeated="6" table:style-name="ce4" office:value-type="date" office:date-value="2006-11-06">
            <text:p>11/06/06</text:p>
          </table:table-cell>
        </table:table-row>
        <table:table-row table:style-name="ro1">
          <table:table-cell table:style-name="ce1" office:value-type="time" office:time-value="PT08H30M30S">
            <text:p>08:30:30 AM</text:p>
          </table:table-cell>
          <table:table-cell table:style-name="ce5" office:value-type="float" office:value="30.5">
            <text:p>30.50</text:p>
          </table:table-cell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table:style-name="ce7" table:formula="oooc:=100*[.C5]/1800" office:value-type="float" office:value="8.44444444444444">
            <text:p>8.44</text:p>
          </table:table-cell>
          <table:table-cell table:formula="oooc:=[.D5]*120" office:value-type="float" office:value="720">
            <text:p>720</text:p>
          </table:table-cell>
          <table:table-cell table:style-name="ce6" table:formula="oooc:=3600/[.F5]" office:value-type="float" office:value="5">
            <text:p>5.00</text:p>
          </table:table-cell>
          <table:table-cell table:style-name="ce6" table:formula="oooc:=[.E5]*5280/[.B5]/100" office:value-type="float" office:value="14.6185792349727">
            <text:p>14.62</text:p>
          </table:table-cell>
          <table:table-cell table:style-name="ce6" table:formula="oooc:=[.F5]/[.H5]" office:value-type="float" office:value="49.2523923444976">
            <text:p>49.25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table:style-name="ce7" table:formula="oooc:=100*[.L5]/1800" office:value-type="float" office:value="13.3333333333333">
            <text:p>13.33</text:p>
          </table:table-cell>
          <table:table-cell table:formula="oooc:=[.M5]*120" office:value-type="float" office:value="1800">
            <text:p>1800</text:p>
          </table:table-cell>
          <table:table-cell table:style-name="ce6" table:formula="oooc:=3600/[.O5]" office:value-type="float" office:value="2">
            <text:p>2.00</text:p>
          </table:table-cell>
          <table:table-cell table:style-name="ce6" table:formula="oooc:=[.N5]*5280/[.K5]/100" office:value-type="float" office:value="28.9209685237982">
            <text:p>28.92</text:p>
          </table:table-cell>
          <table:table-cell table:style-name="ce6" table:formula="oooc:=[.O5]/[.Q5]" office:value-type="float" office:value="62.2385795454545">
            <text:p>62.24</text:p>
          </table:table-cell>
          <table:table-cell/>
          <table:table-cell table:formula="oooc:=[.D5]+[.M5]" office:value-type="float" office:value="21">
            <text:p>21</text:p>
          </table:table-cell>
          <table:table-cell table:style-name="ce6" table:formula="oooc:=([.E5]+[.N5])/2" office:value-type="float" office:value="10.8888888888889">
            <text:p>10.89</text:p>
          </table:table-cell>
          <table:table-cell table:formula="oooc:=[.O5]+[.F5]" office:value-type="float" office:value="2520">
            <text:p>2520</text:p>
          </table:table-cell>
          <table:table-cell table:style-name="ce6" table:formula="oooc:=([.P5]+[.G5])/2" office:value-type="float" office:value="3.5">
            <text:p>3.50</text:p>
          </table:table-cell>
          <table:table-cell table:formula="oooc:=([.Q5]+[.H5])/2" office:value-type="float" office:value="21.7697738793854">
            <text:p>21.77</text:p>
          </table:table-cell>
          <table:table-cell table:formula="oooc:=([.I5]+[.R5])/2" office:value-type="float" office:value="55.7454859449761">
            <text:p>55.75</text:p>
          </table:table-cell>
        </table:table-row>
        <table:table-row table:style-name="ro1">
          <table:table-cell table:style-name="ce1" office:value-type="time" office:time-value="PT08H31M00S">
            <text:p>08:31:00 AM</text:p>
          </table:table-cell>
          <table:table-cell table:style-name="ce5" office:value-type="float" office:value="30.5">
            <text:p>30.5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table:style-name="ce7" table:formula="oooc:=100*[.C6]/1800" office:value-type="float" office:value="5.27777777777778">
            <text:p>5.28</text:p>
          </table:table-cell>
          <table:table-cell table:formula="oooc:=[.D6]*120" office:value-type="float" office:value="840">
            <text:p>840</text:p>
          </table:table-cell>
          <table:table-cell table:style-name="ce6" table:formula="oooc:=3600/[.F6]" office:value-type="float" office:value="4.28571428571429">
            <text:p>4.29</text:p>
          </table:table-cell>
          <table:table-cell table:style-name="ce6" table:formula="oooc:=[.E6]*5280/[.B6]/100" office:value-type="float" office:value="9.13661202185792">
            <text:p>9.14</text:p>
          </table:table-cell>
          <table:table-cell table:style-name="ce6" table:formula="oooc:=[.F6]/[.H6]" office:value-type="float" office:value="91.9377990430622">
            <text:p>91.94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table:style-name="ce7" table:formula="oooc:=100*[.L6]/1800" office:value-type="float" office:value="11.6666666666667">
            <text:p>11.67</text:p>
          </table:table-cell>
          <table:table-cell table:formula="oooc:=[.M6]*120" office:value-type="float" office:value="1560">
            <text:p>1560</text:p>
          </table:table-cell>
          <table:table-cell table:style-name="ce6" table:formula="oooc:=3600/[.O6]" office:value-type="float" office:value="2.30769230769231">
            <text:p>2.31</text:p>
          </table:table-cell>
          <table:table-cell table:style-name="ce6" table:formula="oooc:=[.N6]*5280/[.K6]/100" office:value-type="float" office:value="25.3058474583234">
            <text:p>25.31</text:p>
          </table:table-cell>
          <table:table-cell table:style-name="ce6" table:formula="oooc:=[.O6]/[.Q6]" office:value-type="float" office:value="61.6458311688312">
            <text:p>61.65</text:p>
          </table:table-cell>
          <table:table-cell/>
          <table:table-cell table:formula="oooc:=[.D6]+[.M6]" office:value-type="float" office:value="20">
            <text:p>20</text:p>
          </table:table-cell>
          <table:table-cell table:style-name="ce6" table:formula="oooc:=([.E6]+[.N6])/2" office:value-type="float" office:value="8.47222222222222">
            <text:p>8.47</text:p>
          </table:table-cell>
          <table:table-cell table:formula="oooc:=[.O6]+[.F6]" office:value-type="float" office:value="2400">
            <text:p>2400</text:p>
          </table:table-cell>
          <table:table-cell table:style-name="ce6" table:formula="oooc:=([.P6]+[.G6])/2" office:value-type="float" office:value="3.2967032967033">
            <text:p>3.30</text:p>
          </table:table-cell>
          <table:table-cell table:formula="oooc:=([.Q6]+[.H6])/2" office:value-type="float" office:value="17.2212297400907">
            <text:p>17.22</text:p>
          </table:table-cell>
          <table:table-cell table:formula="oooc:=([.I6]+[.R6])/2" office:value-type="float" office:value="76.7918151059467">
            <text:p>76.79</text:p>
          </table:table-cell>
        </table:table-row>
        <table:table-row table:style-name="ro1">
          <table:table-cell table:style-name="ce1" office:value-type="time" office:time-value="PT08H31M30S">
            <text:p>08:31:30 AM</text:p>
          </table:table-cell>
          <table:table-cell table:style-name="ce5" office:value-type="float" office:value="30.5">
            <text:p>30.50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table:style-name="ce7" table:formula="oooc:=100*[.C7]/1800" office:value-type="float" office:value="7.27777777777778">
            <text:p>7.28</text:p>
          </table:table-cell>
          <table:table-cell table:formula="oooc:=[.D7]*120" office:value-type="float" office:value="960">
            <text:p>960</text:p>
          </table:table-cell>
          <table:table-cell table:style-name="ce6" table:formula="oooc:=3600/[.F7]" office:value-type="float" office:value="3.75">
            <text:p>3.75</text:p>
          </table:table-cell>
          <table:table-cell table:style-name="ce6" table:formula="oooc:=[.E7]*5280/[.B7]/100" office:value-type="float" office:value="12.5989071038251">
            <text:p>12.60</text:p>
          </table:table-cell>
          <table:table-cell table:style-name="ce6" table:formula="oooc:=[.F7]/[.H7]" office:value-type="float" office:value="76.1970853573907">
            <text:p>76.20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92">
            <text:p>292</text:p>
          </table:table-cell>
          <table:table-cell office:value-type="float" office:value="16">
            <text:p>16</text:p>
          </table:table-cell>
          <table:table-cell table:style-name="ce7" table:formula="oooc:=100*[.L7]/1800" office:value-type="float" office:value="16.2222222222222">
            <text:p>16.22</text:p>
          </table:table-cell>
          <table:table-cell table:formula="oooc:=[.M7]*120" office:value-type="float" office:value="1920">
            <text:p>1920</text:p>
          </table:table-cell>
          <table:table-cell table:style-name="ce6" table:formula="oooc:=3600/[.O7]" office:value-type="float" office:value="1.875">
            <text:p>1.88</text:p>
          </table:table-cell>
          <table:table-cell table:style-name="ce6" table:formula="oooc:=[.N7]*5280/[.K7]/100" office:value-type="float" office:value="35.1871783706211">
            <text:p>35.19</text:p>
          </table:table-cell>
          <table:table-cell table:style-name="ce6" table:formula="oooc:=[.O7]/[.Q7]" office:value-type="float" office:value="54.5653300124533">
            <text:p>54.57</text:p>
          </table:table-cell>
          <table:table-cell/>
          <table:table-cell table:formula="oooc:=[.D7]+[.M7]" office:value-type="float" office:value="24">
            <text:p>24</text:p>
          </table:table-cell>
          <table:table-cell table:style-name="ce6" table:formula="oooc:=([.E7]+[.N7])/2" office:value-type="float" office:value="11.75">
            <text:p>11.75</text:p>
          </table:table-cell>
          <table:table-cell table:formula="oooc:=[.O7]+[.F7]" office:value-type="float" office:value="2880">
            <text:p>2880</text:p>
          </table:table-cell>
          <table:table-cell table:style-name="ce6" table:formula="oooc:=([.P7]+[.G7])/2" office:value-type="float" office:value="2.8125">
            <text:p>2.81</text:p>
          </table:table-cell>
          <table:table-cell table:formula="oooc:=([.Q7]+[.H7])/2" office:value-type="float" office:value="23.8930427372231">
            <text:p>23.89</text:p>
          </table:table-cell>
          <table:table-cell table:formula="oooc:=([.I7]+[.R7])/2" office:value-type="float" office:value="65.381207684922">
            <text:p>65.38</text:p>
          </table:table-cell>
        </table:table-row>
        <table:table-row table:style-name="ro1">
          <table:table-cell table:style-name="ce1" office:value-type="time" office:time-value="PT08H32M00S">
            <text:p>08:32:00 AM</text:p>
          </table:table-cell>
          <table:table-cell table:style-name="ce5" office:value-type="float" office:value="30.5">
            <text:p>30.5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7" table:formula="oooc:=100*[.C8]/1800" office:value-type="float" office:value="2">
            <text:p>2.00</text:p>
          </table:table-cell>
          <table:table-cell table:formula="oooc:=[.D8]*120" office:value-type="float" office:value="360">
            <text:p>360</text:p>
          </table:table-cell>
          <table:table-cell table:style-name="ce6" table:formula="oooc:=3600/[.F8]" office:value-type="float" office:value="10">
            <text:p>10.00</text:p>
          </table:table-cell>
          <table:table-cell table:style-name="ce6" table:formula="oooc:=[.E8]*5280/[.B8]/100" office:value-type="float" office:value="3.46229508196721">
            <text:p>3.46</text:p>
          </table:table-cell>
          <table:table-cell table:style-name="ce6" table:formula="oooc:=[.F8]/[.H8]" office:value-type="float" office:value="103.977272727273">
            <text:p>103.98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table:style-name="ce7" table:formula="oooc:=100*[.L8]/1800" office:value-type="float" office:value="8">
            <text:p>8.00</text:p>
          </table:table-cell>
          <table:table-cell table:formula="oooc:=[.M8]*120" office:value-type="float" office:value="1320">
            <text:p>1320</text:p>
          </table:table-cell>
          <table:table-cell table:style-name="ce6" table:formula="oooc:=3600/[.O8]" office:value-type="float" office:value="2.72727272727273">
            <text:p>2.73</text:p>
          </table:table-cell>
          <table:table-cell table:style-name="ce6" table:formula="oooc:=[.N8]*5280/[.K8]/100" office:value-type="float" office:value="17.3525811142789">
            <text:p>17.35</text:p>
          </table:table-cell>
          <table:table-cell table:style-name="ce6" table:formula="oooc:=[.O8]/[.Q8]" office:value-type="float" office:value="76.069375">
            <text:p>76.07</text:p>
          </table:table-cell>
          <table:table-cell/>
          <table:table-cell table:formula="oooc:=[.D8]+[.M8]" office:value-type="float" office:value="14">
            <text:p>14</text:p>
          </table:table-cell>
          <table:table-cell table:style-name="ce6" table:formula="oooc:=([.E8]+[.N8])/2" office:value-type="float" office:value="5">
            <text:p>5.00</text:p>
          </table:table-cell>
          <table:table-cell table:formula="oooc:=[.O8]+[.F8]" office:value-type="float" office:value="1680">
            <text:p>1680</text:p>
          </table:table-cell>
          <table:table-cell table:style-name="ce6" table:formula="oooc:=([.P8]+[.G8])/2" office:value-type="float" office:value="6.36363636363636">
            <text:p>6.36</text:p>
          </table:table-cell>
          <table:table-cell table:formula="oooc:=([.Q8]+[.H8])/2" office:value-type="float" office:value="10.4074380981231">
            <text:p>10.41</text:p>
          </table:table-cell>
          <table:table-cell table:formula="oooc:=([.I8]+[.R8])/2" office:value-type="float" office:value="90.0233238636364">
            <text:p>90.02</text:p>
          </table:table-cell>
        </table:table-row>
        <table:table-row table:style-name="ro1">
          <table:table-cell table:style-name="ce1" office:value-type="time" office:time-value="PT08H32M30S">
            <text:p>08:32:30 AM</text:p>
          </table:table-cell>
          <table:table-cell table:style-name="ce5" office:value-type="float" office:value="30.5">
            <text:p>30.50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table:style-name="ce7" table:formula="oooc:=100*[.C9]/1800" office:value-type="float" office:value="9.83333333333333">
            <text:p>9.83</text:p>
          </table:table-cell>
          <table:table-cell table:formula="oooc:=[.D9]*120" office:value-type="float" office:value="960">
            <text:p>960</text:p>
          </table:table-cell>
          <table:table-cell table:style-name="ce6" table:formula="oooc:=3600/[.F9]" office:value-type="float" office:value="3.75">
            <text:p>3.75</text:p>
          </table:table-cell>
          <table:table-cell table:style-name="ce6" table:formula="oooc:=[.E9]*5280/[.B9]/100" office:value-type="float" office:value="17.0229508196721">
            <text:p>17.02</text:p>
          </table:table-cell>
          <table:table-cell table:style-name="ce6" table:formula="oooc:=[.F9]/[.H9]" office:value-type="float" office:value="56.3944530046225">
            <text:p>56.39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83">
            <text:p>183</text:p>
          </table:table-cell>
          <table:table-cell office:value-type="float" office:value="15">
            <text:p>15</text:p>
          </table:table-cell>
          <table:table-cell table:style-name="ce7" table:formula="oooc:=100*[.L9]/1800" office:value-type="float" office:value="10.1666666666667">
            <text:p>10.17</text:p>
          </table:table-cell>
          <table:table-cell table:formula="oooc:=[.M9]*120" office:value-type="float" office:value="1800">
            <text:p>1800</text:p>
          </table:table-cell>
          <table:table-cell table:style-name="ce6" table:formula="oooc:=3600/[.O9]" office:value-type="float" office:value="2">
            <text:p>2.00</text:p>
          </table:table-cell>
          <table:table-cell table:style-name="ce6" table:formula="oooc:=[.N9]*5280/[.K9]/100" office:value-type="float" office:value="22.0522384993961">
            <text:p>22.05</text:p>
          </table:table-cell>
          <table:table-cell table:style-name="ce6" table:formula="oooc:=[.O9]/[.Q9]" office:value-type="float" office:value="81.6243666169896">
            <text:p>81.62</text:p>
          </table:table-cell>
          <table:table-cell/>
          <table:table-cell table:formula="oooc:=[.D9]+[.M9]" office:value-type="float" office:value="23">
            <text:p>23</text:p>
          </table:table-cell>
          <table:table-cell table:style-name="ce6" table:formula="oooc:=([.E9]+[.N9])/2" office:value-type="float" office:value="10">
            <text:p>10.00</text:p>
          </table:table-cell>
          <table:table-cell table:formula="oooc:=[.O9]+[.F9]" office:value-type="float" office:value="2760">
            <text:p>2760</text:p>
          </table:table-cell>
          <table:table-cell table:style-name="ce6" table:formula="oooc:=([.P9]+[.G9])/2" office:value-type="float" office:value="2.875">
            <text:p>2.88</text:p>
          </table:table-cell>
          <table:table-cell table:formula="oooc:=([.Q9]+[.H9])/2" office:value-type="float" office:value="19.5375946595341">
            <text:p>19.54</text:p>
          </table:table-cell>
          <table:table-cell table:formula="oooc:=([.I9]+[.R9])/2" office:value-type="float" office:value="69.009409810806">
            <text:p>69.01</text:p>
          </table:table-cell>
        </table:table-row>
        <table:table-row table:style-name="ro1">
          <table:table-cell table:style-name="ce1" office:value-type="time" office:time-value="PT08H33M00S">
            <text:p>08:33:00 AM</text:p>
          </table:table-cell>
          <table:table-cell table:style-name="ce5" office:value-type="float" office:value="30.5">
            <text:p>30.50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table:style-name="ce7" table:formula="oooc:=100*[.C10]/1800" office:value-type="float" office:value="6.77777777777778">
            <text:p>6.78</text:p>
          </table:table-cell>
          <table:table-cell table:formula="oooc:=[.D10]*120" office:value-type="float" office:value="600">
            <text:p>600</text:p>
          </table:table-cell>
          <table:table-cell table:style-name="ce6" table:formula="oooc:=3600/[.F10]" office:value-type="float" office:value="6">
            <text:p>6.00</text:p>
          </table:table-cell>
          <table:table-cell table:style-name="ce6" table:formula="oooc:=[.E10]*5280/[.B10]/100" office:value-type="float" office:value="11.7333333333333">
            <text:p>11.73</text:p>
          </table:table-cell>
          <table:table-cell table:style-name="ce6" table:formula="oooc:=[.F10]/[.H10]" office:value-type="float" office:value="51.1363636363636">
            <text:p>51.14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table:style-name="ce7" table:formula="oooc:=100*[.L10]/1800" office:value-type="float" office:value="13.8333333333333">
            <text:p>13.83</text:p>
          </table:table-cell>
          <table:table-cell table:formula="oooc:=[.M10]*120" office:value-type="float" office:value="1680">
            <text:p>1680</text:p>
          </table:table-cell>
          <table:table-cell table:style-name="ce6" table:formula="oooc:=3600/[.O10]" office:value-type="float" office:value="2.14285714285714">
            <text:p>2.14</text:p>
          </table:table-cell>
          <table:table-cell table:style-name="ce6" table:formula="oooc:=[.N10]*5280/[.K10]/100" office:value-type="float" office:value="30.0055048434406">
            <text:p>30.01</text:p>
          </table:table-cell>
          <table:table-cell table:style-name="ce6" table:formula="oooc:=[.O10]/[.Q10]" office:value-type="float" office:value="55.989726177437">
            <text:p>55.99</text:p>
          </table:table-cell>
          <table:table-cell/>
          <table:table-cell table:formula="oooc:=[.D10]+[.M10]" office:value-type="float" office:value="19">
            <text:p>19</text:p>
          </table:table-cell>
          <table:table-cell table:style-name="ce6" table:formula="oooc:=([.E10]+[.N10])/2" office:value-type="float" office:value="10.3055555555556">
            <text:p>10.31</text:p>
          </table:table-cell>
          <table:table-cell table:formula="oooc:=[.O10]+[.F10]" office:value-type="float" office:value="2280">
            <text:p>2280</text:p>
          </table:table-cell>
          <table:table-cell table:style-name="ce6" table:formula="oooc:=([.P10]+[.G10])/2" office:value-type="float" office:value="4.07142857142857">
            <text:p>4.07</text:p>
          </table:table-cell>
          <table:table-cell table:formula="oooc:=([.Q10]+[.H10])/2" office:value-type="float" office:value="20.869419088387">
            <text:p>20.87</text:p>
          </table:table-cell>
          <table:table-cell table:formula="oooc:=([.I10]+[.R10])/2" office:value-type="float" office:value="53.5630449069003">
            <text:p>53.56</text:p>
          </table:table-cell>
        </table:table-row>
        <table:table-row table:style-name="ro1">
          <table:table-cell table:style-name="ce1" office:value-type="time" office:time-value="PT08H33M30S">
            <text:p>08:33:30 AM</text:p>
          </table:table-cell>
          <table:table-cell table:style-name="ce5" office:value-type="float" office:value="30.5">
            <text:p>30.50</text:p>
          </table:table-cell>
          <table:table-cell office:value-type="float" office:value="141">
            <text:p>141</text:p>
          </table:table-cell>
          <table:table-cell office:value-type="float" office:value="9">
            <text:p>9</text:p>
          </table:table-cell>
          <table:table-cell table:style-name="ce7" table:formula="oooc:=100*[.C11]/1800" office:value-type="float" office:value="7.83333333333333">
            <text:p>7.83</text:p>
          </table:table-cell>
          <table:table-cell table:formula="oooc:=[.D11]*120" office:value-type="float" office:value="1080">
            <text:p>1080</text:p>
          </table:table-cell>
          <table:table-cell table:style-name="ce6" table:formula="oooc:=3600/[.F11]" office:value-type="float" office:value="3.33333333333333">
            <text:p>3.33</text:p>
          </table:table-cell>
          <table:table-cell table:style-name="ce6" table:formula="oooc:=[.E11]*5280/[.B11]/100" office:value-type="float" office:value="13.5606557377049">
            <text:p>13.56</text:p>
          </table:table-cell>
          <table:table-cell table:style-name="ce6" table:formula="oooc:=[.F11]/[.H11]" office:value-type="float" office:value="79.642166344294">
            <text:p>79.64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table:style-name="ce7" table:formula="oooc:=100*[.L11]/1800" office:value-type="float" office:value="11">
            <text:p>11.00</text:p>
          </table:table-cell>
          <table:table-cell table:formula="oooc:=[.M11]*120" office:value-type="float" office:value="1920">
            <text:p>1920</text:p>
          </table:table-cell>
          <table:table-cell table:style-name="ce6" table:formula="oooc:=3600/[.O11]" office:value-type="float" office:value="1.875">
            <text:p>1.88</text:p>
          </table:table-cell>
          <table:table-cell table:style-name="ce6" table:formula="oooc:=[.N11]*5280/[.K11]/100" office:value-type="float" office:value="23.8597990321335">
            <text:p>23.86</text:p>
          </table:table-cell>
          <table:table-cell table:style-name="ce6" table:formula="oooc:=[.O11]/[.Q11]" office:value-type="float" office:value="80.4700826446281">
            <text:p>80.47</text:p>
          </table:table-cell>
          <table:table-cell/>
          <table:table-cell table:formula="oooc:=[.D11]+[.M11]" office:value-type="float" office:value="25">
            <text:p>25</text:p>
          </table:table-cell>
          <table:table-cell table:style-name="ce6" table:formula="oooc:=([.E11]+[.N11])/2" office:value-type="float" office:value="9.41666666666667">
            <text:p>9.42</text:p>
          </table:table-cell>
          <table:table-cell table:formula="oooc:=[.O11]+[.F11]" office:value-type="float" office:value="3000">
            <text:p>3000</text:p>
          </table:table-cell>
          <table:table-cell table:style-name="ce6" table:formula="oooc:=([.P11]+[.G11])/2" office:value-type="float" office:value="2.60416666666667">
            <text:p>2.60</text:p>
          </table:table-cell>
          <table:table-cell table:formula="oooc:=([.Q11]+[.H11])/2" office:value-type="float" office:value="18.7102273849192">
            <text:p>18.71</text:p>
          </table:table-cell>
          <table:table-cell table:formula="oooc:=([.I11]+[.R11])/2" office:value-type="float" office:value="80.0561244944611">
            <text:p>80.06</text:p>
          </table:table-cell>
        </table:table-row>
        <table:table-row table:style-name="ro1">
          <table:table-cell table:style-name="ce1" office:value-type="time" office:time-value="PT08H34M00S">
            <text:p>08:34:00 AM</text:p>
          </table:table-cell>
          <table:table-cell table:style-name="ce5" office:value-type="float" office:value="30.5">
            <text:p>30.50</text:p>
          </table:table-cell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table:style-name="ce7" table:formula="oooc:=100*[.C12]/1800" office:value-type="float" office:value="9.44444444444444">
            <text:p>9.44</text:p>
          </table:table-cell>
          <table:table-cell table:formula="oooc:=[.D12]*120" office:value-type="float" office:value="840">
            <text:p>840</text:p>
          </table:table-cell>
          <table:table-cell table:style-name="ce6" table:formula="oooc:=3600/[.F12]" office:value-type="float" office:value="4.28571428571429">
            <text:p>4.29</text:p>
          </table:table-cell>
          <table:table-cell table:style-name="ce6" table:formula="oooc:=[.E12]*5280/[.B12]/100" office:value-type="float" office:value="16.3497267759563">
            <text:p>16.35</text:p>
          </table:table-cell>
          <table:table-cell table:style-name="ce6" table:formula="oooc:=[.F12]/[.H12]" office:value-type="float" office:value="51.3770053475936">
            <text:p>51.38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35">
            <text:p>235</text:p>
          </table:table-cell>
          <table:table-cell office:value-type="float" office:value="14">
            <text:p>14</text:p>
          </table:table-cell>
          <table:table-cell table:style-name="ce7" table:formula="oooc:=100*[.L12]/1800" office:value-type="float" office:value="13.0555555555556">
            <text:p>13.06</text:p>
          </table:table-cell>
          <table:table-cell table:formula="oooc:=[.M12]*120" office:value-type="float" office:value="1680">
            <text:p>1680</text:p>
          </table:table-cell>
          <table:table-cell table:style-name="ce6" table:formula="oooc:=3600/[.O12]" office:value-type="float" office:value="2.14285714285714">
            <text:p>2.14</text:p>
          </table:table-cell>
          <table:table-cell table:style-name="ce6" table:formula="oooc:=[.N12]*5280/[.K12]/100" office:value-type="float" office:value="28.318448346219">
            <text:p>28.32</text:p>
          </table:table-cell>
          <table:table-cell table:style-name="ce6" table:formula="oooc:=[.O12]/[.Q12]" office:value-type="float" office:value="59.3252843326886">
            <text:p>59.33</text:p>
          </table:table-cell>
          <table:table-cell/>
          <table:table-cell table:formula="oooc:=[.D12]+[.M12]" office:value-type="float" office:value="21">
            <text:p>21</text:p>
          </table:table-cell>
          <table:table-cell table:style-name="ce6" table:formula="oooc:=([.E12]+[.N12])/2" office:value-type="float" office:value="11.25">
            <text:p>11.25</text:p>
          </table:table-cell>
          <table:table-cell table:formula="oooc:=[.O12]+[.F12]" office:value-type="float" office:value="2520">
            <text:p>2520</text:p>
          </table:table-cell>
          <table:table-cell table:style-name="ce6" table:formula="oooc:=([.P12]+[.G12])/2" office:value-type="float" office:value="3.21428571428571">
            <text:p>3.21</text:p>
          </table:table-cell>
          <table:table-cell table:formula="oooc:=([.Q12]+[.H12])/2" office:value-type="float" office:value="22.3340875610877">
            <text:p>22.33</text:p>
          </table:table-cell>
          <table:table-cell table:formula="oooc:=([.I12]+[.R12])/2" office:value-type="float" office:value="55.3511448401411">
            <text:p>55.35</text:p>
          </table:table-cell>
        </table:table-row>
        <table:table-row table:style-name="ro1">
          <table:table-cell table:style-name="ce1" office:value-type="time" office:time-value="PT08H34M30S">
            <text:p>08:34:30 AM</text:p>
          </table:table-cell>
          <table:table-cell table:style-name="ce5" office:value-type="float" office:value="30.5">
            <text:p>30.5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style-name="ce7" table:formula="oooc:=100*[.C13]/1800" office:value-type="float" office:value="3.72222222222222">
            <text:p>3.72</text:p>
          </table:table-cell>
          <table:table-cell table:formula="oooc:=[.D13]*120" office:value-type="float" office:value="480">
            <text:p>480</text:p>
          </table:table-cell>
          <table:table-cell table:style-name="ce6" table:formula="oooc:=3600/[.F13]" office:value-type="float" office:value="7.5">
            <text:p>7.50</text:p>
          </table:table-cell>
          <table:table-cell table:style-name="ce6" table:formula="oooc:=[.E13]*5280/[.B13]/100" office:value-type="float" office:value="6.44371584699454">
            <text:p>6.44</text:p>
          </table:table-cell>
          <table:table-cell table:style-name="ce6" table:formula="oooc:=[.F13]/[.H13]" office:value-type="float" office:value="74.4911804613297">
            <text:p>74.49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table:style-name="ce7" table:formula="oooc:=100*[.L13]/1800" office:value-type="float" office:value="7.61111111111111">
            <text:p>7.61</text:p>
          </table:table-cell>
          <table:table-cell table:formula="oooc:=[.M13]*120" office:value-type="float" office:value="960">
            <text:p>960</text:p>
          </table:table-cell>
          <table:table-cell table:style-name="ce6" table:formula="oooc:=3600/[.O13]" office:value-type="float" office:value="3.75">
            <text:p>3.75</text:p>
          </table:table-cell>
          <table:table-cell table:style-name="ce6" table:formula="oooc:=[.N13]*5280/[.K13]/100" office:value-type="float" office:value="16.5090528656681">
            <text:p>16.51</text:p>
          </table:table-cell>
          <table:table-cell table:style-name="ce6" table:formula="oooc:=[.O13]/[.Q13]" office:value-type="float" office:value="58.1499137358991">
            <text:p>58.15</text:p>
          </table:table-cell>
          <table:table-cell/>
          <table:table-cell table:formula="oooc:=[.D13]+[.M13]" office:value-type="float" office:value="12">
            <text:p>12</text:p>
          </table:table-cell>
          <table:table-cell table:style-name="ce6" table:formula="oooc:=([.E13]+[.N13])/2" office:value-type="float" office:value="5.66666666666667">
            <text:p>5.67</text:p>
          </table:table-cell>
          <table:table-cell table:formula="oooc:=[.O13]+[.F13]" office:value-type="float" office:value="1440">
            <text:p>1440</text:p>
          </table:table-cell>
          <table:table-cell table:style-name="ce6" table:formula="oooc:=([.P13]+[.G13])/2" office:value-type="float" office:value="5.625">
            <text:p>5.63</text:p>
          </table:table-cell>
          <table:table-cell table:formula="oooc:=([.Q13]+[.H13])/2" office:value-type="float" office:value="11.4763843563313">
            <text:p>11.48</text:p>
          </table:table-cell>
          <table:table-cell table:formula="oooc:=([.I13]+[.R13])/2" office:value-type="float" office:value="66.3205470986144">
            <text:p>66.32</text:p>
          </table:table-cell>
        </table:table-row>
        <table:table-row table:style-name="ro1">
          <table:table-cell table:style-name="ce1" office:value-type="time" office:time-value="PT08H35M00S">
            <text:p>08:35:00 AM</text:p>
          </table:table-cell>
          <table:table-cell table:style-name="ce5" office:value-type="float" office:value="30.5">
            <text:p>30.50</text:p>
          </table:table-cell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table:style-name="ce7" table:formula="oooc:=100*[.C14]/1800" office:value-type="float" office:value="8.66666666666667">
            <text:p>8.67</text:p>
          </table:table-cell>
          <table:table-cell table:formula="oooc:=[.D14]*120" office:value-type="float" office:value="600">
            <text:p>600</text:p>
          </table:table-cell>
          <table:table-cell table:style-name="ce6" table:formula="oooc:=3600/[.F14]" office:value-type="float" office:value="6">
            <text:p>6.00</text:p>
          </table:table-cell>
          <table:table-cell table:style-name="ce6" table:formula="oooc:=[.E14]*5280/[.B14]/100" office:value-type="float" office:value="15.0032786885246">
            <text:p>15.00</text:p>
          </table:table-cell>
          <table:table-cell table:style-name="ce6" table:formula="oooc:=[.F14]/[.H14]" office:value-type="float" office:value="39.9912587412587">
            <text:p>39.99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17">
            <text:p>217</text:p>
          </table:table-cell>
          <table:table-cell office:value-type="float" office:value="16">
            <text:p>16</text:p>
          </table:table-cell>
          <table:table-cell table:style-name="ce7" table:formula="oooc:=100*[.L14]/1800" office:value-type="float" office:value="12.0555555555556">
            <text:p>12.06</text:p>
          </table:table-cell>
          <table:table-cell table:formula="oooc:=[.M14]*120" office:value-type="float" office:value="1920">
            <text:p>1920</text:p>
          </table:table-cell>
          <table:table-cell table:style-name="ce6" table:formula="oooc:=3600/[.O14]" office:value-type="float" office:value="1.875">
            <text:p>1.88</text:p>
          </table:table-cell>
          <table:table-cell table:style-name="ce6" table:formula="oooc:=[.N14]*5280/[.K14]/100" office:value-type="float" office:value="26.1493757069342">
            <text:p>26.15</text:p>
          </table:table-cell>
          <table:table-cell table:style-name="ce6" table:formula="oooc:=[.O14]/[.Q14]" office:value-type="float" office:value="73.4243150397989">
            <text:p>73.42</text:p>
          </table:table-cell>
          <table:table-cell/>
          <table:table-cell table:formula="oooc:=[.D14]+[.M14]" office:value-type="float" office:value="21">
            <text:p>21</text:p>
          </table:table-cell>
          <table:table-cell table:style-name="ce6" table:formula="oooc:=([.E14]+[.N14])/2" office:value-type="float" office:value="10.3611111111111">
            <text:p>10.36</text:p>
          </table:table-cell>
          <table:table-cell table:formula="oooc:=[.O14]+[.F14]" office:value-type="float" office:value="2520">
            <text:p>2520</text:p>
          </table:table-cell>
          <table:table-cell table:style-name="ce6" table:formula="oooc:=([.P14]+[.G14])/2" office:value-type="float" office:value="3.9375">
            <text:p>3.94</text:p>
          </table:table-cell>
          <table:table-cell table:formula="oooc:=([.Q14]+[.H14])/2" office:value-type="float" office:value="20.5763271977294">
            <text:p>20.58</text:p>
          </table:table-cell>
          <table:table-cell table:formula="oooc:=([.I14]+[.R14])/2" office:value-type="float" office:value="56.7077868905288">
            <text:p>56.71</text:p>
          </table:table-cell>
        </table:table-row>
        <table:table-row table:style-name="ro1">
          <table:table-cell table:style-name="ce1" office:value-type="time" office:time-value="PT08H35M30S">
            <text:p>08:35:30 AM</text:p>
          </table:table-cell>
          <table:table-cell table:style-name="ce5" office:value-type="float" office:value="30.5">
            <text:p>30.50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table:style-name="ce7" table:formula="oooc:=100*[.C15]/1800" office:value-type="float" office:value="6.22222222222222">
            <text:p>6.22</text:p>
          </table:table-cell>
          <table:table-cell table:formula="oooc:=[.D15]*120" office:value-type="float" office:value="720">
            <text:p>720</text:p>
          </table:table-cell>
          <table:table-cell table:style-name="ce6" table:formula="oooc:=3600/[.F15]" office:value-type="float" office:value="5">
            <text:p>5.00</text:p>
          </table:table-cell>
          <table:table-cell table:style-name="ce6" table:formula="oooc:=[.E15]*5280/[.B15]/100" office:value-type="float" office:value="10.7715846994536">
            <text:p>10.77</text:p>
          </table:table-cell>
          <table:table-cell table:style-name="ce6" table:formula="oooc:=[.F15]/[.H15]" office:value-type="float" office:value="66.8425324675325">
            <text:p>66.84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347">
            <text:p>347</text:p>
          </table:table-cell>
          <table:table-cell office:value-type="float" office:value="15">
            <text:p>15</text:p>
          </table:table-cell>
          <table:table-cell table:style-name="ce7" table:formula="oooc:=100*[.L15]/1800" office:value-type="float" office:value="19.2777777777778">
            <text:p>19.28</text:p>
          </table:table-cell>
          <table:table-cell table:formula="oooc:=[.M15]*120" office:value-type="float" office:value="1800">
            <text:p>1800</text:p>
          </table:table-cell>
          <table:table-cell table:style-name="ce6" table:formula="oooc:=3600/[.O15]" office:value-type="float" office:value="2">
            <text:p>2.00</text:p>
          </table:table-cell>
          <table:table-cell table:style-name="ce6" table:formula="oooc:=[.N15]*5280/[.K15]/100" office:value-type="float" office:value="41.8149003239915">
            <text:p>41.81</text:p>
          </table:table-cell>
          <table:table-cell table:style-name="ce6" table:formula="oooc:=[.O15]/[.Q15]" office:value-type="float" office:value="43.0468561697668">
            <text:p>43.05</text:p>
          </table:table-cell>
          <table:table-cell/>
          <table:table-cell table:formula="oooc:=[.D15]+[.M15]" office:value-type="float" office:value="21">
            <text:p>21</text:p>
          </table:table-cell>
          <table:table-cell table:style-name="ce6" table:formula="oooc:=([.E15]+[.N15])/2" office:value-type="float" office:value="12.75">
            <text:p>12.75</text:p>
          </table:table-cell>
          <table:table-cell table:formula="oooc:=[.O15]+[.F15]" office:value-type="float" office:value="2520">
            <text:p>2520</text:p>
          </table:table-cell>
          <table:table-cell table:style-name="ce6" table:formula="oooc:=([.P15]+[.G15])/2" office:value-type="float" office:value="3.5">
            <text:p>3.50</text:p>
          </table:table-cell>
          <table:table-cell table:formula="oooc:=([.Q15]+[.H15])/2" office:value-type="float" office:value="26.2932425117225">
            <text:p>26.29</text:p>
          </table:table-cell>
          <table:table-cell table:formula="oooc:=([.I15]+[.R15])/2" office:value-type="float" office:value="54.9446943186496">
            <text:p>54.94</text:p>
          </table:table-cell>
        </table:table-row>
        <table:table-row table:style-name="ro1">
          <table:table-cell table:style-name="ce1" office:value-type="time" office:time-value="PT08H36M00S">
            <text:p>08:36:00 AM</text:p>
          </table:table-cell>
          <table:table-cell table:style-name="ce5" office:value-type="float" office:value="30.5">
            <text:p>30.50</text:p>
          </table:table-cell>
          <table:table-cell office:value-type="float" office:value="185">
            <text:p>185</text:p>
          </table:table-cell>
          <table:table-cell office:value-type="float" office:value="7">
            <text:p>7</text:p>
          </table:table-cell>
          <table:table-cell table:style-name="ce7" table:formula="oooc:=100*[.C16]/1800" office:value-type="float" office:value="10.2777777777778">
            <text:p>10.28</text:p>
          </table:table-cell>
          <table:table-cell table:formula="oooc:=[.D16]*120" office:value-type="float" office:value="840">
            <text:p>840</text:p>
          </table:table-cell>
          <table:table-cell table:style-name="ce6" table:formula="oooc:=3600/[.F16]" office:value-type="float" office:value="4.28571428571429">
            <text:p>4.29</text:p>
          </table:table-cell>
          <table:table-cell table:style-name="ce6" table:formula="oooc:=[.E16]*5280/[.B16]/100" office:value-type="float" office:value="17.792349726776">
            <text:p>17.79</text:p>
          </table:table-cell>
          <table:table-cell table:style-name="ce6" table:formula="oooc:=[.F16]/[.H16]" office:value-type="float" office:value="47.2113022113022">
            <text:p>47.21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table:style-name="ce7" table:formula="oooc:=100*[.L16]/1800" office:value-type="float" office:value="10.5555555555556">
            <text:p>10.56</text:p>
          </table:table-cell>
          <table:table-cell table:formula="oooc:=[.M16]*120" office:value-type="float" office:value="1440">
            <text:p>1440</text:p>
          </table:table-cell>
          <table:table-cell table:style-name="ce6" table:formula="oooc:=3600/[.O16]" office:value-type="float" office:value="2.5">
            <text:p>2.50</text:p>
          </table:table-cell>
          <table:table-cell table:style-name="ce6" table:formula="oooc:=[.N16]*5280/[.K16]/100" office:value-type="float" office:value="22.8957667480069">
            <text:p>22.90</text:p>
          </table:table-cell>
          <table:table-cell table:style-name="ce6" table:formula="oooc:=[.O16]/[.Q16]" office:value-type="float" office:value="62.8937224880383">
            <text:p>62.89</text:p>
          </table:table-cell>
          <table:table-cell/>
          <table:table-cell table:formula="oooc:=[.D16]+[.M16]" office:value-type="float" office:value="19">
            <text:p>19</text:p>
          </table:table-cell>
          <table:table-cell table:style-name="ce6" table:formula="oooc:=([.E16]+[.N16])/2" office:value-type="float" office:value="10.4166666666667">
            <text:p>10.42</text:p>
          </table:table-cell>
          <table:table-cell table:formula="oooc:=[.O16]+[.F16]" office:value-type="float" office:value="2280">
            <text:p>2280</text:p>
          </table:table-cell>
          <table:table-cell table:style-name="ce6" table:formula="oooc:=([.P16]+[.G16])/2" office:value-type="float" office:value="3.39285714285714">
            <text:p>3.39</text:p>
          </table:table-cell>
          <table:table-cell table:formula="oooc:=([.Q16]+[.H16])/2" office:value-type="float" office:value="20.3440582373914">
            <text:p>20.34</text:p>
          </table:table-cell>
          <table:table-cell table:formula="oooc:=([.I16]+[.R16])/2" office:value-type="float" office:value="55.0525123496702">
            <text:p>55.05</text:p>
          </table:table-cell>
        </table:table-row>
        <table:table-row table:style-name="ro1">
          <table:table-cell table:style-name="ce1" office:value-type="time" office:time-value="PT08H36M30S">
            <text:p>08:36:30 AM</text:p>
          </table:table-cell>
          <table:table-cell table:style-name="ce5" office:value-type="float" office:value="30.5">
            <text:p>30.50</text:p>
          </table:table-cell>
          <table:table-cell office:value-type="float" office:value="181">
            <text:p>181</text:p>
          </table:table-cell>
          <table:table-cell office:value-type="float" office:value="8">
            <text:p>8</text:p>
          </table:table-cell>
          <table:table-cell table:style-name="ce7" table:formula="oooc:=100*[.C17]/1800" office:value-type="float" office:value="10.0555555555556">
            <text:p>10.06</text:p>
          </table:table-cell>
          <table:table-cell table:formula="oooc:=[.D17]*120" office:value-type="float" office:value="960">
            <text:p>960</text:p>
          </table:table-cell>
          <table:table-cell table:style-name="ce6" table:formula="oooc:=3600/[.F17]" office:value-type="float" office:value="3.75">
            <text:p>3.75</text:p>
          </table:table-cell>
          <table:table-cell table:style-name="ce6" table:formula="oooc:=[.E17]*5280/[.B17]/100" office:value-type="float" office:value="17.407650273224">
            <text:p>17.41</text:p>
          </table:table-cell>
          <table:table-cell table:style-name="ce6" table:formula="oooc:=[.F17]/[.H17]" office:value-type="float" office:value="55.1481667503767">
            <text:p>55.15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table:style-name="ce7" table:formula="oooc:=100*[.L17]/1800" office:value-type="float" office:value="10">
            <text:p>10.00</text:p>
          </table:table-cell>
          <table:table-cell table:formula="oooc:=[.M17]*120" office:value-type="float" office:value="1560">
            <text:p>1560</text:p>
          </table:table-cell>
          <table:table-cell table:style-name="ce6" table:formula="oooc:=3600/[.O17]" office:value-type="float" office:value="2.30769230769231">
            <text:p>2.31</text:p>
          </table:table-cell>
          <table:table-cell table:style-name="ce6" table:formula="oooc:=[.N17]*5280/[.K17]/100" office:value-type="float" office:value="21.6907263928486">
            <text:p>21.69</text:p>
          </table:table-cell>
          <table:table-cell table:style-name="ce6" table:formula="oooc:=[.O17]/[.Q17]" office:value-type="float" office:value="71.9201363636364">
            <text:p>71.92</text:p>
          </table:table-cell>
          <table:table-cell/>
          <table:table-cell table:formula="oooc:=[.D17]+[.M17]" office:value-type="float" office:value="21">
            <text:p>21</text:p>
          </table:table-cell>
          <table:table-cell table:style-name="ce6" table:formula="oooc:=([.E17]+[.N17])/2" office:value-type="float" office:value="10.0277777777778">
            <text:p>10.03</text:p>
          </table:table-cell>
          <table:table-cell table:formula="oooc:=[.O17]+[.F17]" office:value-type="float" office:value="2520">
            <text:p>2520</text:p>
          </table:table-cell>
          <table:table-cell table:style-name="ce6" table:formula="oooc:=([.P17]+[.G17])/2" office:value-type="float" office:value="3.02884615384615">
            <text:p>3.03</text:p>
          </table:table-cell>
          <table:table-cell table:formula="oooc:=([.Q17]+[.H17])/2" office:value-type="float" office:value="19.5491883330363">
            <text:p>19.55</text:p>
          </table:table-cell>
          <table:table-cell table:formula="oooc:=([.I17]+[.R17])/2" office:value-type="float" office:value="63.5341515570065">
            <text:p>63.53</text:p>
          </table:table-cell>
        </table:table-row>
        <table:table-row table:style-name="ro1">
          <table:table-cell table:style-name="ce1" office:value-type="time" office:time-value="PT08H37M00S">
            <text:p>08:37:00 AM</text:p>
          </table:table-cell>
          <table:table-cell table:style-name="ce5" office:value-type="float" office:value="30.5">
            <text:p>30.5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table:style-name="ce7" table:formula="oooc:=100*[.C18]/1800" office:value-type="float" office:value="10.7777777777778">
            <text:p>10.78</text:p>
          </table:table-cell>
          <table:table-cell table:formula="oooc:=[.D18]*120" office:value-type="float" office:value="960">
            <text:p>960</text:p>
          </table:table-cell>
          <table:table-cell table:style-name="ce6" table:formula="oooc:=3600/[.F18]" office:value-type="float" office:value="3.75">
            <text:p>3.75</text:p>
          </table:table-cell>
          <table:table-cell table:style-name="ce6" table:formula="oooc:=[.E18]*5280/[.B18]/100" office:value-type="float" office:value="18.6579234972678">
            <text:p>18.66</text:p>
          </table:table-cell>
          <table:table-cell table:style-name="ce6" table:formula="oooc:=[.F18]/[.H18]" office:value-type="float" office:value="51.4526710402999">
            <text:p>51.45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52">
            <text:p>252</text:p>
          </table:table-cell>
          <table:table-cell office:value-type="float" office:value="15">
            <text:p>15</text:p>
          </table:table-cell>
          <table:table-cell table:style-name="ce7" table:formula="oooc:=100*[.L18]/1800" office:value-type="float" office:value="14">
            <text:p>14.00</text:p>
          </table:table-cell>
          <table:table-cell table:formula="oooc:=[.M18]*120" office:value-type="float" office:value="1800">
            <text:p>1800</text:p>
          </table:table-cell>
          <table:table-cell table:style-name="ce6" table:formula="oooc:=3600/[.O18]" office:value-type="float" office:value="2">
            <text:p>2.00</text:p>
          </table:table-cell>
          <table:table-cell table:style-name="ce6" table:formula="oooc:=[.N18]*5280/[.K18]/100" office:value-type="float" office:value="30.3670169499881">
            <text:p>30.37</text:p>
          </table:table-cell>
          <table:table-cell table:style-name="ce6" table:formula="oooc:=[.O18]/[.Q18]" office:value-type="float" office:value="59.2748376623377">
            <text:p>59.27</text:p>
          </table:table-cell>
          <table:table-cell/>
          <table:table-cell table:formula="oooc:=[.D18]+[.M18]" office:value-type="float" office:value="23">
            <text:p>23</text:p>
          </table:table-cell>
          <table:table-cell table:style-name="ce6" table:formula="oooc:=([.E18]+[.N18])/2" office:value-type="float" office:value="12.3888888888889">
            <text:p>12.39</text:p>
          </table:table-cell>
          <table:table-cell table:formula="oooc:=[.O18]+[.F18]" office:value-type="float" office:value="2760">
            <text:p>2760</text:p>
          </table:table-cell>
          <table:table-cell table:style-name="ce6" table:formula="oooc:=([.P18]+[.G18])/2" office:value-type="float" office:value="2.875">
            <text:p>2.88</text:p>
          </table:table-cell>
          <table:table-cell table:formula="oooc:=([.Q18]+[.H18])/2" office:value-type="float" office:value="24.5124702236279">
            <text:p>24.51</text:p>
          </table:table-cell>
          <table:table-cell table:formula="oooc:=([.I18]+[.R18])/2" office:value-type="float" office:value="55.3637543513188">
            <text:p>55.36</text:p>
          </table:table-cell>
        </table:table-row>
        <table:table-row table:style-name="ro1">
          <table:table-cell table:style-name="ce1" office:value-type="time" office:time-value="PT08H37M30S">
            <text:p>08:37:30 AM</text:p>
          </table:table-cell>
          <table:table-cell table:style-name="ce5" office:value-type="float" office:value="30.5">
            <text:p>30.50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table:style-name="ce7" table:formula="oooc:=100*[.C19]/1800" office:value-type="float" office:value="5.05555555555556">
            <text:p>5.06</text:p>
          </table:table-cell>
          <table:table-cell table:formula="oooc:=[.D19]*120" office:value-type="float" office:value="840">
            <text:p>840</text:p>
          </table:table-cell>
          <table:table-cell table:style-name="ce6" table:formula="oooc:=3600/[.F19]" office:value-type="float" office:value="4.28571428571429">
            <text:p>4.29</text:p>
          </table:table-cell>
          <table:table-cell table:style-name="ce6" table:formula="oooc:=[.E19]*5280/[.B19]/100" office:value-type="float" office:value="8.75191256830601">
            <text:p>8.75</text:p>
          </table:table-cell>
          <table:table-cell table:style-name="ce6" table:formula="oooc:=[.F19]/[.H19]" office:value-type="float" office:value="95.979020979021">
            <text:p>95.98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72">
            <text:p>172</text:p>
          </table:table-cell>
          <table:table-cell office:value-type="float" office:value="11">
            <text:p>11</text:p>
          </table:table-cell>
          <table:table-cell table:style-name="ce7" table:formula="oooc:=100*[.L19]/1800" office:value-type="float" office:value="9.55555555555556">
            <text:p>9.56</text:p>
          </table:table-cell>
          <table:table-cell table:formula="oooc:=[.M19]*120" office:value-type="float" office:value="1320">
            <text:p>1320</text:p>
          </table:table-cell>
          <table:table-cell table:style-name="ce6" table:formula="oooc:=3600/[.O19]" office:value-type="float" office:value="2.72727272727273">
            <text:p>2.73</text:p>
          </table:table-cell>
          <table:table-cell table:style-name="ce6" table:formula="oooc:=[.N19]*5280/[.K19]/100" office:value-type="float" office:value="20.726694108722">
            <text:p>20.73</text:p>
          </table:table-cell>
          <table:table-cell table:style-name="ce6" table:formula="oooc:=[.O19]/[.Q19]" office:value-type="float" office:value="63.685988372093">
            <text:p>63.69</text:p>
          </table:table-cell>
          <table:table-cell/>
          <table:table-cell table:formula="oooc:=[.D19]+[.M19]" office:value-type="float" office:value="18">
            <text:p>18</text:p>
          </table:table-cell>
          <table:table-cell table:style-name="ce6" table:formula="oooc:=([.E19]+[.N19])/2" office:value-type="float" office:value="7.30555555555556">
            <text:p>7.31</text:p>
          </table:table-cell>
          <table:table-cell table:formula="oooc:=[.O19]+[.F19]" office:value-type="float" office:value="2160">
            <text:p>2160</text:p>
          </table:table-cell>
          <table:table-cell table:style-name="ce6" table:formula="oooc:=([.P19]+[.G19])/2" office:value-type="float" office:value="3.50649350649351">
            <text:p>3.51</text:p>
          </table:table-cell>
          <table:table-cell table:formula="oooc:=([.Q19]+[.H19])/2" office:value-type="float" office:value="14.739303338514">
            <text:p>14.74</text:p>
          </table:table-cell>
          <table:table-cell table:formula="oooc:=([.I19]+[.R19])/2" office:value-type="float" office:value="79.832504675557">
            <text:p>79.83</text:p>
          </table:table-cell>
        </table:table-row>
        <table:table-row table:style-name="ro1">
          <table:table-cell table:style-name="ce1" office:value-type="time" office:time-value="PT08H38M00S">
            <text:p>08:38:00 AM</text:p>
          </table:table-cell>
          <table:table-cell table:style-name="ce5" office:value-type="float" office:value="30.5">
            <text:p>30.50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table:style-name="ce7" table:formula="oooc:=100*[.C20]/1800" office:value-type="float" office:value="5.88888888888889">
            <text:p>5.89</text:p>
          </table:table-cell>
          <table:table-cell table:formula="oooc:=[.D20]*120" office:value-type="float" office:value="600">
            <text:p>600</text:p>
          </table:table-cell>
          <table:table-cell table:style-name="ce6" table:formula="oooc:=3600/[.F20]" office:value-type="float" office:value="6">
            <text:p>6.00</text:p>
          </table:table-cell>
          <table:table-cell table:style-name="ce6" table:formula="oooc:=[.E20]*5280/[.B20]/100" office:value-type="float" office:value="10.1945355191257">
            <text:p>10.19</text:p>
          </table:table-cell>
          <table:table-cell table:style-name="ce6" table:formula="oooc:=[.F20]/[.H20]" office:value-type="float" office:value="58.8550600343053">
            <text:p>58.86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table:style-name="ce7" table:formula="oooc:=100*[.L20]/1800" office:value-type="float" office:value="6.33333333333333">
            <text:p>6.33</text:p>
          </table:table-cell>
          <table:table-cell table:formula="oooc:=[.M20]*120" office:value-type="float" office:value="840">
            <text:p>840</text:p>
          </table:table-cell>
          <table:table-cell table:style-name="ce6" table:formula="oooc:=3600/[.O20]" office:value-type="float" office:value="4.28571428571429">
            <text:p>4.29</text:p>
          </table:table-cell>
          <table:table-cell table:style-name="ce6" table:formula="oooc:=[.N20]*5280/[.K20]/100" office:value-type="float" office:value="13.7374600488041">
            <text:p>13.74</text:p>
          </table:table-cell>
          <table:table-cell table:style-name="ce6" table:formula="oooc:=[.O20]/[.Q20]" office:value-type="float" office:value="61.1466746411483">
            <text:p>61.15</text:p>
          </table:table-cell>
          <table:table-cell/>
          <table:table-cell table:formula="oooc:=[.D20]+[.M20]" office:value-type="float" office:value="12">
            <text:p>12</text:p>
          </table:table-cell>
          <table:table-cell table:style-name="ce6" table:formula="oooc:=([.E20]+[.N20])/2" office:value-type="float" office:value="6.11111111111111">
            <text:p>6.11</text:p>
          </table:table-cell>
          <table:table-cell table:formula="oooc:=[.O20]+[.F20]" office:value-type="float" office:value="1440">
            <text:p>1440</text:p>
          </table:table-cell>
          <table:table-cell table:style-name="ce6" table:formula="oooc:=([.P20]+[.G20])/2" office:value-type="float" office:value="5.14285714285714">
            <text:p>5.14</text:p>
          </table:table-cell>
          <table:table-cell table:formula="oooc:=([.Q20]+[.H20])/2" office:value-type="float" office:value="11.9659977839649">
            <text:p>11.97</text:p>
          </table:table-cell>
          <table:table-cell table:formula="oooc:=([.I20]+[.R20])/2" office:value-type="float" office:value="60.0008673377268">
            <text:p>60</text:p>
          </table:table-cell>
        </table:table-row>
        <table:table-row table:style-name="ro1">
          <table:table-cell table:style-name="ce1" office:value-type="time" office:time-value="PT08H38M30S">
            <text:p>08:38:30 AM</text:p>
          </table:table-cell>
          <table:table-cell table:style-name="ce5" office:value-type="float" office:value="30.5">
            <text:p>30.50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table:style-name="ce7" table:formula="oooc:=100*[.C21]/1800" office:value-type="float" office:value="6">
            <text:p>6.00</text:p>
          </table:table-cell>
          <table:table-cell table:formula="oooc:=[.D21]*120" office:value-type="float" office:value="840">
            <text:p>840</text:p>
          </table:table-cell>
          <table:table-cell table:style-name="ce6" table:formula="oooc:=3600/[.F21]" office:value-type="float" office:value="4.28571428571429">
            <text:p>4.29</text:p>
          </table:table-cell>
          <table:table-cell table:style-name="ce6" table:formula="oooc:=[.E21]*5280/[.B21]/100" office:value-type="float" office:value="10.3868852459016">
            <text:p>10.39</text:p>
          </table:table-cell>
          <table:table-cell table:style-name="ce6" table:formula="oooc:=[.F21]/[.H21]" office:value-type="float" office:value="80.8712121212121">
            <text:p>80.87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38">
            <text:p>238</text:p>
          </table:table-cell>
          <table:table-cell office:value-type="float" office:value="16">
            <text:p>16</text:p>
          </table:table-cell>
          <table:table-cell table:style-name="ce7" table:formula="oooc:=100*[.L21]/1800" office:value-type="float" office:value="13.2222222222222">
            <text:p>13.22</text:p>
          </table:table-cell>
          <table:table-cell table:formula="oooc:=[.M21]*120" office:value-type="float" office:value="1920">
            <text:p>1920</text:p>
          </table:table-cell>
          <table:table-cell table:style-name="ce6" table:formula="oooc:=3600/[.O21]" office:value-type="float" office:value="1.875">
            <text:p>1.88</text:p>
          </table:table-cell>
          <table:table-cell table:style-name="ce6" table:formula="oooc:=[.N21]*5280/[.K21]/100" office:value-type="float" office:value="28.6799604527665">
            <text:p>28.68</text:p>
          </table:table-cell>
          <table:table-cell table:style-name="ce6" table:formula="oooc:=[.O21]/[.Q21]" office:value-type="float" office:value="66.9456990068755">
            <text:p>66.95</text:p>
          </table:table-cell>
          <table:table-cell/>
          <table:table-cell table:formula="oooc:=[.D21]+[.M21]" office:value-type="float" office:value="23">
            <text:p>23</text:p>
          </table:table-cell>
          <table:table-cell table:style-name="ce6" table:formula="oooc:=([.E21]+[.N21])/2" office:value-type="float" office:value="9.61111111111111">
            <text:p>9.61</text:p>
          </table:table-cell>
          <table:table-cell table:formula="oooc:=[.O21]+[.F21]" office:value-type="float" office:value="2760">
            <text:p>2760</text:p>
          </table:table-cell>
          <table:table-cell table:style-name="ce6" table:formula="oooc:=([.P21]+[.G21])/2" office:value-type="float" office:value="3.08035714285714">
            <text:p>3.08</text:p>
          </table:table-cell>
          <table:table-cell table:formula="oooc:=([.Q21]+[.H21])/2" office:value-type="float" office:value="19.5334228493341">
            <text:p>19.53</text:p>
          </table:table-cell>
          <table:table-cell table:formula="oooc:=([.I21]+[.R21])/2" office:value-type="float" office:value="73.9084555640438">
            <text:p>73.91</text:p>
          </table:table-cell>
        </table:table-row>
        <table:table-row table:style-name="ro1">
          <table:table-cell table:style-name="ce1" office:value-type="time" office:time-value="PT08H39M00S">
            <text:p>08:39:00 AM</text:p>
          </table:table-cell>
          <table:table-cell table:style-name="ce5" office:value-type="float" office:value="30.5">
            <text:p>30.50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style-name="ce7" table:formula="oooc:=100*[.C22]/1800" office:value-type="float" office:value="6.61111111111111">
            <text:p>6.61</text:p>
          </table:table-cell>
          <table:table-cell table:formula="oooc:=[.D22]*120" office:value-type="float" office:value="480">
            <text:p>480</text:p>
          </table:table-cell>
          <table:table-cell table:style-name="ce6" table:formula="oooc:=3600/[.F22]" office:value-type="float" office:value="7.5">
            <text:p>7.50</text:p>
          </table:table-cell>
          <table:table-cell table:style-name="ce6" table:formula="oooc:=[.E22]*5280/[.B22]/100" office:value-type="float" office:value="11.4448087431694">
            <text:p>11.44</text:p>
          </table:table-cell>
          <table:table-cell table:style-name="ce6" table:formula="oooc:=[.F22]/[.H22]" office:value-type="float" office:value="41.9404125286478">
            <text:p>41.94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table:style-name="ce7" table:formula="oooc:=100*[.L22]/1800" office:value-type="float" office:value="8.66666666666667">
            <text:p>8.67</text:p>
          </table:table-cell>
          <table:table-cell table:formula="oooc:=[.M22]*120" office:value-type="float" office:value="1440">
            <text:p>1440</text:p>
          </table:table-cell>
          <table:table-cell table:style-name="ce6" table:formula="oooc:=3600/[.O22]" office:value-type="float" office:value="2.5">
            <text:p>2.50</text:p>
          </table:table-cell>
          <table:table-cell table:style-name="ce6" table:formula="oooc:=[.N22]*5280/[.K22]/100" office:value-type="float" office:value="18.7986295404688">
            <text:p>18.80</text:p>
          </table:table-cell>
          <table:table-cell table:style-name="ce6" table:formula="oooc:=[.O22]/[.Q22]" office:value-type="float" office:value="76.6013286713287">
            <text:p>76.60</text:p>
          </table:table-cell>
          <table:table-cell/>
          <table:table-cell table:formula="oooc:=[.D22]+[.M22]" office:value-type="float" office:value="16">
            <text:p>16</text:p>
          </table:table-cell>
          <table:table-cell table:style-name="ce6" table:formula="oooc:=([.E22]+[.N22])/2" office:value-type="float" office:value="7.63888888888889">
            <text:p>7.64</text:p>
          </table:table-cell>
          <table:table-cell table:formula="oooc:=[.O22]+[.F22]" office:value-type="float" office:value="1920">
            <text:p>1920</text:p>
          </table:table-cell>
          <table:table-cell table:style-name="ce6" table:formula="oooc:=([.P22]+[.G22])/2" office:value-type="float" office:value="5">
            <text:p>5.00</text:p>
          </table:table-cell>
          <table:table-cell table:formula="oooc:=([.Q22]+[.H22])/2" office:value-type="float" office:value="15.1217191418191">
            <text:p>15.12</text:p>
          </table:table-cell>
          <table:table-cell table:formula="oooc:=([.I22]+[.R22])/2" office:value-type="float" office:value="59.2708705999883">
            <text:p>59.27</text:p>
          </table:table-cell>
        </table:table-row>
        <table:table-row table:style-name="ro1">
          <table:table-cell table:style-name="ce1" office:value-type="time" office:time-value="PT08H39M30S">
            <text:p>08:39:30 AM</text:p>
          </table:table-cell>
          <table:table-cell table:style-name="ce5" office:value-type="float" office:value="30.5">
            <text:p>30.50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table:style-name="ce7" table:formula="oooc:=100*[.C23]/1800" office:value-type="float" office:value="8.83333333333333">
            <text:p>8.83</text:p>
          </table:table-cell>
          <table:table-cell table:formula="oooc:=[.D23]*120" office:value-type="float" office:value="360">
            <text:p>360</text:p>
          </table:table-cell>
          <table:table-cell table:style-name="ce6" table:formula="oooc:=3600/[.F23]" office:value-type="float" office:value="10">
            <text:p>10.00</text:p>
          </table:table-cell>
          <table:table-cell table:style-name="ce6" table:formula="oooc:=[.E23]*5280/[.B23]/100" office:value-type="float" office:value="15.2918032786885">
            <text:p>15.29</text:p>
          </table:table-cell>
          <table:table-cell table:style-name="ce6" table:formula="oooc:=[.F23]/[.H23]" office:value-type="float" office:value="23.5420240137221">
            <text:p>23.54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74">
            <text:p>274</text:p>
          </table:table-cell>
          <table:table-cell office:value-type="float" office:value="18">
            <text:p>18</text:p>
          </table:table-cell>
          <table:table-cell table:style-name="ce7" table:formula="oooc:=100*[.L23]/1800" office:value-type="float" office:value="15.2222222222222">
            <text:p>15.22</text:p>
          </table:table-cell>
          <table:table-cell table:formula="oooc:=[.M23]*120" office:value-type="float" office:value="2160">
            <text:p>2160</text:p>
          </table:table-cell>
          <table:table-cell table:style-name="ce6" table:formula="oooc:=3600/[.O23]" office:value-type="float" office:value="1.66666666666667">
            <text:p>1.67</text:p>
          </table:table-cell>
          <table:table-cell table:style-name="ce6" table:formula="oooc:=[.N23]*5280/[.K23]/100" office:value-type="float" office:value="33.0181057313363">
            <text:p>33.02</text:p>
          </table:table-cell>
          <table:table-cell table:style-name="ce6" table:formula="oooc:=[.O23]/[.Q23]" office:value-type="float" office:value="65.4186529528865">
            <text:p>65.42</text:p>
          </table:table-cell>
          <table:table-cell/>
          <table:table-cell table:formula="oooc:=[.D23]+[.M23]" office:value-type="float" office:value="21">
            <text:p>21</text:p>
          </table:table-cell>
          <table:table-cell table:style-name="ce6" table:formula="oooc:=([.E23]+[.N23])/2" office:value-type="float" office:value="12.0277777777778">
            <text:p>12.03</text:p>
          </table:table-cell>
          <table:table-cell table:formula="oooc:=[.O23]+[.F23]" office:value-type="float" office:value="2520">
            <text:p>2520</text:p>
          </table:table-cell>
          <table:table-cell table:style-name="ce6" table:formula="oooc:=([.P23]+[.G23])/2" office:value-type="float" office:value="5.83333333333333">
            <text:p>5.83</text:p>
          </table:table-cell>
          <table:table-cell table:formula="oooc:=([.Q23]+[.H23])/2" office:value-type="float" office:value="24.1549545050124">
            <text:p>24.15</text:p>
          </table:table-cell>
          <table:table-cell table:formula="oooc:=([.I23]+[.R23])/2" office:value-type="float" office:value="44.4803384833043">
            <text:p>44.48</text:p>
          </table:table-cell>
        </table:table-row>
        <table:table-row table:style-name="ro1">
          <table:table-cell table:style-name="ce1" office:value-type="time" office:time-value="PT08H40M00S">
            <text:p>08:40:00 AM</text:p>
          </table:table-cell>
          <table:table-cell table:style-name="ce5" office:value-type="float" office:value="30.5">
            <text:p>30.50</text:p>
          </table:table-cell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table:style-name="ce7" table:formula="oooc:=100*[.C24]/1800" office:value-type="float" office:value="13.0555555555556">
            <text:p>13.06</text:p>
          </table:table-cell>
          <table:table-cell table:formula="oooc:=[.D24]*120" office:value-type="float" office:value="840">
            <text:p>840</text:p>
          </table:table-cell>
          <table:table-cell table:style-name="ce6" table:formula="oooc:=3600/[.F24]" office:value-type="float" office:value="4.28571428571429">
            <text:p>4.29</text:p>
          </table:table-cell>
          <table:table-cell table:style-name="ce6" table:formula="oooc:=[.E24]*5280/[.B24]/100" office:value-type="float" office:value="22.6010928961749">
            <text:p>22.60</text:p>
          </table:table-cell>
          <table:table-cell table:style-name="ce6" table:formula="oooc:=[.F24]/[.H24]" office:value-type="float" office:value="37.1663442940039">
            <text:p>37.17</text:p>
          </table:table-cell>
          <table:table-cell/>
          <table:table-cell office:value-type="float" office:value="24.3422">
            <text:p>24.34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table:style-name="ce7" table:formula="oooc:=100*[.L24]/1800" office:value-type="float" office:value="14.7222222222222">
            <text:p>14.72</text:p>
          </table:table-cell>
          <table:table-cell table:formula="oooc:=[.M24]*120" office:value-type="float" office:value="2040">
            <text:p>2040</text:p>
          </table:table-cell>
          <table:table-cell table:style-name="ce6" table:formula="oooc:=3600/[.O24]" office:value-type="float" office:value="1.76470588235294">
            <text:p>1.76</text:p>
          </table:table-cell>
          <table:table-cell table:style-name="ce6" table:formula="oooc:=[.N24]*5280/[.K24]/100" office:value-type="float" office:value="31.9335694116938">
            <text:p>31.93</text:p>
          </table:table-cell>
          <table:table-cell table:style-name="ce6" table:formula="oooc:=[.O24]/[.Q24]" office:value-type="float" office:value="63.8826174957118">
            <text:p>63.88</text:p>
          </table:table-cell>
          <table:table-cell/>
          <table:table-cell table:formula="oooc:=[.D24]+[.M24]" office:value-type="float" office:value="24">
            <text:p>24</text:p>
          </table:table-cell>
          <table:table-cell table:style-name="ce6" table:formula="oooc:=([.E24]+[.N24])/2" office:value-type="float" office:value="13.8888888888889">
            <text:p>13.89</text:p>
          </table:table-cell>
          <table:table-cell table:formula="oooc:=[.O24]+[.F24]" office:value-type="float" office:value="2880">
            <text:p>2880</text:p>
          </table:table-cell>
          <table:table-cell table:style-name="ce6" table:formula="oooc:=([.P24]+[.G24])/2" office:value-type="float" office:value="3.02521008403361">
            <text:p>3.03</text:p>
          </table:table-cell>
          <table:table-cell table:formula="oooc:=([.Q24]+[.H24])/2" office:value-type="float" office:value="27.2673311539343">
            <text:p>27.27</text:p>
          </table:table-cell>
          <table:table-cell table:formula="oooc:=([.I24]+[.R24])/2" office:value-type="float" office:value="50.5244808948579">
            <text:p>50.52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um/Average</text:p>
          </table:table-cell>
          <table:table-cell table:style-name="ce6" office:value-type="float" office:value="30.5">
            <text:p>30.50</text:p>
          </table:table-cell>
          <table:table-cell table:formula="oooc:=SUM([.C5:.C24])" office:value-type="float" office:value="2737">
            <text:p>2737</text:p>
          </table:table-cell>
          <table:table-cell table:formula="oooc:=SUM([.D5:.D24])" office:value-type="float" office:value="124">
            <text:p>124</text:p>
          </table:table-cell>
          <table:table-cell table:style-name="ce6" table:formula="oooc:=AVERAGE([.E5:.E24])" office:value-type="float" office:value="7.60277777777778">
            <text:p>7.60</text:p>
          </table:table-cell>
          <table:table-cell table:formula="oooc:=AVERAGE([.F5:.F24])" office:value-type="float" office:value="744">
            <text:p>744</text:p>
          </table:table-cell>
          <table:table-cell table:style-name="ce6" table:formula="oooc:=AVERAGE([.G5:.G24])" office:value-type="float" office:value="5.35238095238095">
            <text:p>5.35</text:p>
          </table:table-cell>
          <table:table-cell table:style-name="ce6" table:formula="oooc:=AVERAGE([.H5:.H24])" office:value-type="float" office:value="13.1615300546448">
            <text:p>13.16</text:p>
          </table:table-cell>
          <table:table-cell table:style-name="ce6" table:formula="oooc:=AVERAGE([.I5:.I24])" office:value-type="float" office:value="61.6702861724055">
            <text:p>61.67</text:p>
          </table:table-cell>
          <table:table-cell/>
          <table:table-cell office:value-type="float" office:value="24.3422">
            <text:p>24.34</text:p>
          </table:table-cell>
          <table:table-cell table:formula="oooc:=SUM([.L5:.L24])" office:value-type="float" office:value="4293">
            <text:p>4293</text:p>
          </table:table-cell>
          <table:table-cell table:formula="oooc:=SUM([.M5:.M24])" office:value-type="float" office:value="274">
            <text:p>274</text:p>
          </table:table-cell>
          <table:table-cell table:style-name="ce6" table:formula="oooc:=AVERAGE([.N5:.N24])" office:value-type="float" office:value="11.925">
            <text:p>11.93</text:p>
          </table:table-cell>
          <table:table-cell table:formula="oooc:=AVERAGE([.O5:.O24])" office:value-type="float" office:value="1644">
            <text:p>1644</text:p>
          </table:table-cell>
          <table:table-cell table:style-name="ce6" table:formula="oooc:=AVERAGE([.P5:.P24])" office:value-type="float" office:value="2.31613655951891">
            <text:p>2.32</text:p>
          </table:table-cell>
          <table:table-cell table:style-name="ce6" table:formula="oooc:=AVERAGE([.Q5:.Q24])" office:value-type="float" office:value="25.866191223472">
            <text:p>25.87</text:p>
          </table:table-cell>
          <table:table-cell table:style-name="ce6" table:formula="oooc:=AVERAGE([.R5:.R24])" office:value-type="float" office:value="64.9159659049002">
            <text:p>64.92</text:p>
          </table:table-cell>
          <table:table-cell/>
          <table:table-cell table:formula="oooc:=SUM([.T5:.T24])" office:value-type="float" office:value="398">
            <text:p>398</text:p>
          </table:table-cell>
          <table:table-cell table:formula="oooc:=AVERAGE([.U5:.U24])" office:value-type="float" office:value="9.76388888888889">
            <text:p>9.76</text:p>
          </table:table-cell>
          <table:table-cell table:formula="oooc:=AVERAGE([.V5:.V24])" office:value-type="float" office:value="2388">
            <text:p>2388</text:p>
          </table:table-cell>
          <table:table-cell table:formula="oooc:=AVERAGE([.W5:.W24])" office:value-type="float" office:value="3.83425875594993">
            <text:p>3.83</text:p>
          </table:table-cell>
          <table:table-cell table:formula="oooc:=AVERAGE([.X5:.X24])" office:value-type="float" office:value="19.5138606390584">
            <text:p>19.51</text:p>
          </table:table-cell>
          <table:table-cell table:formula="oooc:=AVERAGE([.Y5:.Y24])" office:value-type="float" office:value="63.2931260386528">
            <text:p>63.29</text:p>
          </table:table-cell>
        </table:table-row>
        <table:table-row table:style-name="ro1">
          <table:table-cell office:value-type="string">
            <text:p>True 10 min</text:p>
          </table:table-cell>
          <table:table-cell table:style-name="ce6" office:value-type="float" office:value="30.5">
            <text:p>30.50</text:p>
          </table:table-cell>
          <table:table-cell table:formula="oooc:=SUM([.C5:.C24])" office:value-type="float" office:value="2737">
            <text:p>2737</text:p>
          </table:table-cell>
          <table:table-cell table:formula="oooc:=SUM([.D5:.D24])" office:value-type="float" office:value="124">
            <text:p>124</text:p>
          </table:table-cell>
          <table:table-cell table:style-name="ce6" table:formula="oooc:=100*[.C27]/1800/20" office:value-type="float" office:value="7.60277777777778">
            <text:p>7.60</text:p>
          </table:table-cell>
          <table:table-cell table:formula="oooc:=[.D27]*6" office:value-type="float" office:value="744">
            <text:p>744</text:p>
          </table:table-cell>
          <table:table-cell table:style-name="ce6" table:formula="oooc:=3600/[.F27]" office:value-type="float" office:value="4.83870967741936">
            <text:p>4.84</text:p>
          </table:table-cell>
          <table:table-cell table:style-name="ce6" table:formula="oooc:=[.E27]*5280/[.B27]/100" office:value-type="float" office:value="13.1615300546448">
            <text:p>13.16</text:p>
          </table:table-cell>
          <table:table-cell table:style-name="ce6" table:formula="oooc:=[.F27]/[.H27]" office:value-type="float" office:value="56.5283821038297">
            <text:p>56.53</text:p>
          </table:table-cell>
          <table:table-cell/>
          <table:table-cell office:value-type="float" office:value="24.3422">
            <text:p>24.34</text:p>
          </table:table-cell>
          <table:table-cell table:formula="oooc:=SUM([.L5:.L24])" office:value-type="float" office:value="4293">
            <text:p>4293</text:p>
          </table:table-cell>
          <table:table-cell table:formula="oooc:=SUM([.M5:.M24])" office:value-type="float" office:value="274">
            <text:p>274</text:p>
          </table:table-cell>
          <table:table-cell table:style-name="ce6" table:formula="oooc:=100*[.L27]/1800/20" office:value-type="float" office:value="11.925">
            <text:p>11.93</text:p>
          </table:table-cell>
          <table:table-cell table:formula="oooc:=[.M27]*6" office:value-type="float" office:value="1644">
            <text:p>1644</text:p>
          </table:table-cell>
          <table:table-cell table:style-name="ce6" table:formula="oooc:=3600/[.O27]" office:value-type="float" office:value="2.18978102189781">
            <text:p>2.19</text:p>
          </table:table-cell>
          <table:table-cell table:style-name="ce6" table:formula="oooc:=[.N27]*5280/[.K27]/100" office:value-type="float" office:value="25.866191223472">
            <text:p>25.87</text:p>
          </table:table-cell>
          <table:table-cell table:style-name="ce6" table:formula="oooc:=[.O27]/[.Q27]" office:value-type="float" office:value="63.557869258624">
            <text:p>63.56</text:p>
          </table:table-cell>
          <table:table-cell/>
          <table:table-cell table:formula="oooc:=[.D27]+[.M27]" office:value-type="float" office:value="398">
            <text:p>398</text:p>
          </table:table-cell>
          <table:table-cell table:formula="oooc:=([.N27]+[.E27])/2" office:value-type="float" office:value="9.76388888888889">
            <text:p>9.76</text:p>
          </table:table-cell>
          <table:table-cell table:formula="oooc:=[.O27]+[.F27]" office:value-type="float" office:value="2388">
            <text:p>2388</text:p>
          </table:table-cell>
          <table:table-cell table:formula="oooc:=([.P27]+[.G27])/2" office:value-type="float" office:value="3.51424534965858">
            <text:p>3.51</text:p>
          </table:table-cell>
          <table:table-cell table:formula="oooc:=([.Q27]+[.H27])/2" office:value-type="float" office:value="19.5138606390584">
            <text:p>19.51</text:p>
          </table:table-cell>
          <table:table-cell table:formula="oooc:=([.R27]+[.I27])/2" office:value-type="float" office:value="60.0431256812268">
            <text:p>60.04</text:p>
          </table:table-cell>
        </table:table-row>
        <table:table-row table:style-name="ro1" table:number-rows-repeated="65508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/>
    </number:number-style>
    <number:number-style style:name="N107">
      <style:text-properties fo:color="#ff0000"/>
      <number:text>-</number:text>
      <number:number number:decimal-places="2" number:min-integer-digits="1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9">11/29/2006</text:date>, <text:time>15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29T10:56:37</meta:creation-date>
    <dc:date>2006-11-29T15:34:05</dc:date>
    <dc:language>en-US</dc:language>
    <meta:editing-cycles>12</meta:editing-cycles>
    <meta:editing-duration>PT4H37M30S</meta:editing-duration>
    <meta:user-defined meta:name="Info 1"/>
    <meta:user-defined meta:name="Info 2"/>
    <meta:user-defined meta:name="Info 3"/>
    <meta:user-defined meta:name="Info 4"/>
    <meta:document-statistic meta:table-count="1" meta:cell-count="564"/>
  </office:meta>
</office:document-meta>
</file>